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A00000074218F95D12BDD17C1.png" manifest:media-type="image/png"/>
  <manifest:file-entry manifest:full-path="Pictures/10000001000000FA00000125EF4DA6542A085C9A.png" manifest:media-type="image/png"/>
  <manifest:file-entry manifest:full-path="Pictures/100000010000019500000077D18F19A4803C3807.png" manifest:media-type="image/png"/>
  <manifest:file-entry manifest:full-path="Pictures/100000010000010500000083E4866614BC53BE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6f66" officeooo:paragraph-rsid="001c6f6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1" text:anchor-type="char" svg:width="2.7189in" svg:height="1.3646in" draw:z-index="0"><draw:image xlink:href="Pictures/100000010000010500000083E4866614BC53BEDF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Problem 2</text:p>
      <text:p text:style-name="P1"/>
      <text:p text:style-name="P1"/>
      <text:p text:style-name="P1"/>
      <text:p text:style-name="P1"><draw:frame draw:style-name="fr1" draw:name="Image2" text:anchor-type="char" svg:width="4.2189in" svg:height="1.2398in" draw:z-index="1"><draw:image xlink:href="Pictures/100000010000019500000077D18F19A4803C38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blem 3</text:p>
      <text:p text:style-name="P1"/>
      <text:p text:style-name="P1"/>
      <text:p text:style-name="P1"/>
      <text:p text:style-name="P1"><draw:frame draw:style-name="fr1" draw:name="Image3" text:anchor-type="char" svg:width="2.6043in" svg:height="3.052in" draw:z-index="2"><draw:image xlink:href="Pictures/10000001000000FA00000125EF4DA6542A085C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blem 4</text:p>
      <text:p text:style-name="P1"/>
      <text:p text:style-name="P1"><draw:frame draw:style-name="fr1" draw:name="Image4" text:anchor-type="char" svg:width="2.2709in" svg:height="1.2083in" draw:z-index="3"><draw:image xlink:href="Pictures/10000001000000DA00000074218F95D12BDD17C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6:01:23.954759066</meta:creation-date>
    <meta:generator>LibreOffice/7.4.2.3$Linux_X86_64 LibreOffice_project/40$Build-3</meta:generator>
    <dc:date>2022-10-22T01:15:18.900449945</dc:date>
    <meta:editing-duration>PT9H13M54S</meta:editing-duration>
    <meta:editing-cycles>6</meta:editing-cycles>
    <meta:document-statistic meta:table-count="0" meta:image-count="4" meta:object-count="0" meta:page-count="2" meta:paragraph-count="4" meta:word-count="8" meta:character-count="36" meta:non-whitespace-character-count="32"/>
  </office:meta>
</office:document-meta>
</file>